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4pt" fo:language="es" fo:country="ES" fo:font-weight="normal" officeooo:rsid="0007c71f" officeooo:paragraph-rsid="00115e8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15%" fo:text-align="center" style:justify-single-word="false"/>
      <style:text-properties fo:font-size="14pt" fo:language="es" fo:country="ES" fo:font-weight="normal" officeooo:rsid="0007c71f" officeooo:paragraph-rsid="00115e8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end" style:justify-single-word="false"/>
      <style:text-properties fo:font-size="14pt" fo:language="es" fo:country="ES" fo:font-weight="normal" officeooo:rsid="0067f9f7" officeooo:paragraph-rsid="00115e8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3f473" officeooo:paragraph-rsid="0013f47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572ea" officeooo:paragraph-rsid="001572e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70d23" officeooo:paragraph-rsid="00170d2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a67b4" officeooo:paragraph-rsid="001a67b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language="es" fo:country="ES" fo:font-weight="bold" officeooo:rsid="0007c71f" officeooo:paragraph-rsid="00115e86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66f3f2" officeooo:paragraph-rsid="00115e86" style:font-size-asian="28pt" style:font-weight-asian="bold" style:font-size-complex="32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07c71f" officeooo:paragraph-rsid="00115e86" style:font-size-asian="32pt" style:font-weight-asian="bold" style:font-size-complex="32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26pt" fo:language="es" fo:country="ES" fo:font-weight="normal" officeooo:rsid="0066f3f2" officeooo:paragraph-rsid="00115e86" style:font-size-asian="22.75pt" style:font-weight-asian="normal" style:font-size-complex="26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language="es" fo:country="ES" fo:font-weight="normal" officeooo:rsid="0007c71f" officeooo:paragraph-rsid="00115e8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size="18pt" fo:language="es" fo:country="ES" fo:font-weight="bold" officeooo:rsid="0013f473" officeooo:paragraph-rsid="0013f473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13f473" officeooo:paragraph-rsid="0013f473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1572ea" officeooo:paragraph-rsid="001572ea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170d23" officeooo:paragraph-rsid="00170d23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1a67b4" officeooo:paragraph-rsid="001a67b4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font-size="16pt" fo:language="es" fo:country="ES" style:text-underline-style="solid" style:text-underline-width="auto" style:text-underline-color="font-color" fo:font-weight="bold" officeooo:rsid="001572ea" officeooo:paragraph-rsid="001572ea" style:font-size-asian="14pt" style:font-weight-asian="bold" style:font-size-complex="16pt" style:font-weight-complex="bold"/>
    </style:style>
    <style:style style:name="T1" style:family="text">
      <style:text-properties officeooo:rsid="0012b36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5f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CESI</text:p>
      <text:p text:style-name="P1"/>
      <text:p text:style-name="P10">PRÁCTICA <text:span text:style-name="T1">2</text:span></text:p>
      <text:p text:style-name="P1"/>
      <text:p text:style-name="P11"><text:span text:style-name="T1">Virtualización e instalación de Sistemas Operativos de Servidores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3"/>
      <text:p text:style-name="P13"><text:soft-page-break/>CONCEPTOS DE MÁQUINAS VIRTUALES Y VIRTUALIZACIÓN</text:p>
      <text:p text:style-name="P4">Cuestión 1:<text:span text:style-name="T2"> ¿Qué es una máquina virtual?</text:span></text:p>
      <text:p text:style-name="P4">Cuestión 2:<text:span text:style-name="T2"> ¿Qué modos de “virtualizar” se puede implementar?</text:span></text:p>
      <text:p text:style-name="P4">Cuestión 3:<text:span text:style-name="T2"> ¿Qué son IVT y AMD-V?</text:span></text:p>
      <text:p text:style-name="P4"><text:span text:style-name="T2"/></text:p>
      <text:p text:style-name="P14"><text:span text:style-name="T2">SOFTWARE PARA VIRTUALIZACIÓN: VMWare y VirtualBox</text:span></text:p>
      <text:p text:style-name="P4">Cuestión 4:<text:span text:style-name="T2"> Comente qué otros productos ofrece VMWare y su diferencia con Player</text:span></text:p>
      <text:p text:style-name="P4">Cuestión 5:<text:span text:style-name="T2"> ¿Cuál es la diferencia entre ambos?</text:span></text:p>
      <text:p text:style-name="P4"><text:span text:style-name="T2"/></text:p>
      <text:p text:style-name="P15"><text:span text:style-name="T2">INSTALACIÓN DE SISTEMAS OPERATIVOS VIRTUALIZADOS</text:span></text:p>
      <text:p text:style-name="P5">Cuestión 6:<text:span text:style-name="T2"> Enumere las versiones de Windows Server y los años en los que fueron presentadas.</text:span></text:p>
      <text:p text:style-name="P5">Cuestión 7:<text:span text:style-name="T2"> ¿Qué empresa hay detrás de Ubuntu? ¿De qué distribución parte?</text:span></text:p>
      <text:p text:style-name="P5">Cuestión 8:<text:span text:style-name="T2"> ¿Qué relación tiene con Red Hat y con el proyecto Fedora?</text:span></text:p>
      <text:p text:style-name="P5"><text:span text:style-name="T2"/></text:p>
      <text:p text:style-name="P18"><text:span text:style-name="T2">INSTALACIÓN UBUNTU SERVER</text:span></text:p>
      <text:p text:style-name="P18"><text:span text:style-name="T2">INSTALACIÓN CENTOS</text:span></text:p>
      <text:p text:style-name="P18"><text:span text:style-name="T2">INSTALACIÓN WINDOWS SERVER</text:span></text:p>
      <text:p text:style-name="P18"><text:span text:style-name="T2"/></text:p>
      <text:p text:style-name="P5">Cuestión 10:<text:span text:style-name="T2"> ¿Qué diferencia existe entre telnet y ssh?</text:span></text:p>
      <text:p text:style-name="P5">Cuestión 11:<text:span text:style-name="T2"> ¿Qué instalamos con el servicio LAMP?</text:span></text:p>
      <text:p text:style-name="P5"><text:span text:style-name="T2"/></text:p>
      <text:p text:style-name="P16"><text:span text:style-name="T2">CONEXIÓN CON LA MÁQUINA ANFITRIONA</text:span></text:p>
      <text:p text:style-name="P6">Cuestión 12:<text:span text:style-name="T2"> ¿Con qué opción establecemos una red local con la máquina anfitriona? ¿Con qué opción podemos compartir la conexión a Internet? Añada un nuevo adaptador de red para crear una red entre la máquina invitada y la anfitriona, tal que tendremos dos adaptadores, uno conectado como modo NAT y otro como modo puente utilizando como interfaz vmnet1.</text:span></text:p>
      <text:p text:style-name="P6">Cuestión 13:<text:span text:style-name="T2"> </text:span><text:span text:style-name="T3">¿Cómo podemos ver que ambas máquinas están conectadas en la misma red local?</text:span></text:p>
      <text:p text:style-name="P6"><text:span text:style-name="T3"/></text:p>
      <text:p text:style-name="P17"><text:span text:style-name="T3"/></text:p>
      <text:p text:style-name="P17"><text:soft-page-break/><text:span text:style-name="T3">A</text:span><text:span text:style-name="T2">RCHIVOS EN CONSOLA: VI, PICO, NANO</text:span></text:p>
      <text:p text:style-name="P7">Cuestión 14:<text:span text:style-name="T2"> Haga un resumen con los comandos y combinaciones de teclas necesarias para moverse por el contenido del archivo, editarlo, buscar y reemplazar y guardar en los tres editores mencionados.</text:span></text:p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21:17:04.046080605</dc:date>
    <meta:editing-duration>PT12M31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24" meta:word-count="253" meta:character-count="1606" meta:non-whitespace-character-count="1377"/>
  </office:meta>
</office:document-meta>
</file>